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2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12.308cm"/>
    </style:style>
    <style:style style:name="co4" style:family="table-column">
      <style:table-column-properties fo:break-before="auto" style:column-width="7.271cm"/>
    </style:style>
    <style:style style:name="co5" style:family="table-column">
      <style:table-column-properties fo:break-before="auto" style:column-width="1.998cm"/>
    </style:style>
    <style:style style:name="co6" style:family="table-column">
      <style:table-column-properties fo:break-before="auto" style:column-width="2.066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12.86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4.316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ffff" style:rotation-align="none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Atividade</text:p>
          </table:table-cell>
          <table:table-cell office:value-type="string" calcext:value-type="string">
            <text:p>Descricao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Status</text:p>
          </table:table-cell>
          <table:table-cell office:value-type="string" calcext:value-type="string">
            <text:p>Definition of Ready</text:p>
          </table:table-cell>
          <table:table-cell office:value-type="string" calcext:value-type="string">
            <text:p>Definition of Done</text:p>
          </table:table-cell>
          <table:table-cell table:number-columns-repeated="1016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Entendimento de negócio</text:p>
          </table:table-cell>
          <table:table-cell table:style-name="ce1" office:value-type="string" calcext:value-type="string">
            <text:p>Descrever o problema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Entrevista com o cliente</text:p>
          </table:table-cell>
          <table:table-cell table:style-name="ce3" office:value-type="string" calcext:value-type="string">
            <text:p>Informacao escrita no charter</text:p>
          </table:table-cell>
          <table:table-cell table:number-columns-repeated="1016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Entendimento de negócio</text:p>
          </table:table-cell>
          <table:table-cell table:style-name="ce1" office:value-type="string" calcext:value-type="string">
            <text:p>Identificar as bases de dados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Receber do cliente a listagem de dados disponíveis</text:p>
          </table:table-cell>
          <table:table-cell table:style-name="ce3" office:value-type="string" calcext:value-type="string">
            <text:p>Informacao escrita no charter</text:p>
          </table:table-cell>
          <table:table-cell table:number-columns-repeated="1016"/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Entendimento de negócio</text:p>
          </table:table-cell>
          <table:table-cell table:style-name="ce1" office:value-type="string" calcext:value-type="string">
            <text:p>Definir a métrica de avaliação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Entendimento do problema</text:p>
          </table:table-cell>
          <table:table-cell table:style-name="ce3" office:value-type="string" calcext:value-type="string">
            <text:p>Informacao escrita no charter</text:p>
          </table:table-cell>
          <table:table-cell table:number-columns-repeated="1016"/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Entendimento de negócio</text:p>
          </table:table-cell>
          <table:table-cell table:style-name="ce1" office:value-type="string" calcext:value-type="string">
            <text:p>Atualizar charter no git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ocumento Charter pronto</text:p>
          </table:table-cell>
          <table:table-cell table:style-name="ce3" office:value-type="string" calcext:value-type="string">
            <text:p>Pull request do documento atualizado</text:p>
          </table:table-cell>
          <table:table-cell table:number-columns-repeated="1016"/>
        </table:table-row>
        <table:table-row table:style-name="ro2" table:visibility="filter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Data Praparation</text:p>
          </table:table-cell>
          <table:table-cell table:style-name="ce1" office:value-type="string" calcext:value-type="string">
            <text:p>Unificar as bases de dados de Wine</text:p>
          </table:table-cell>
          <table:table-cell table:style-name="ce1" office:value-type="string" calcext:value-type="string">
            <text:p>Unificar as bases de vinho branco e tinto e adicionar a informacao branco/tinto como variavel (coluna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2" table:visibility="filter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Data Praparation</text:p>
          </table:table-cell>
          <table:table-cell table:style-name="ce1" office:value-type="string" calcext:value-type="string">
            <text:p>Avaliar qualidade dos dados</text:p>
          </table:table-cell>
          <table:table-cell table:style-name="ce1" office:value-type="string" calcext:value-type="string">
            <text:p>Verificar se as tabelas tem dado faltante, quantificar por variavel (%). Avaliar a faixa dinamica de cada variavel.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3" table:visibility="filter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Data Analysis</text:p>
          </table:table-cell>
          <table:table-cell table:style-name="ce1" office:value-type="string" calcext:value-type="string">
            <text:p>Distribuição das variaveis</text:p>
          </table:table-cell>
          <table:table-cell table:style-name="ce1" office:value-type="string" calcext:value-type="string">
            <text:p>Histogramas com as distribuicoes das variaveis. Utilizar tambem KDE. Analisar padrões existen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4" table:visibility="filter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Data Analysis</text:p>
          </table:table-cell>
          <table:table-cell table:style-name="ce1" office:value-type="string" calcext:value-type="string">
            <text:p>Distribuição das variaveis em grupos</text:p>
          </table:table-cell>
          <table:table-cell table:style-name="ce1" office:value-type="string" calcext:value-type="string">
            <text:p>Histogramas e KDE para diferentes grupos. Classificao sao as classes. Regressao, binarizar a variavel de saida para formar os grupos. Eventualmente variaveis que nao sejam continu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5" table:visibility="filter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Data Analysis</text:p>
          </table:table-cell>
          <table:table-cell table:style-name="ce1" office:value-type="string" calcext:value-type="string">
            <text:p>Analise da correlacao entre variaveis</text:p>
          </table:table-cell>
          <table:table-cell table:style-name="ce1" office:value-type="string" calcext:value-type="string">
            <text:p>Calcular os coeficientes de correlacao e scatter-plot.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3" table:visibility="filter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Data Analysis</text:p>
          </table:table-cell>
          <table:table-cell table:style-name="ce1" office:value-type="string" calcext:value-type="string">
            <text:p>Analise de outlier por box-plot</text:p>
          </table:table-cell>
          <table:table-cell table:style-name="ce1" office:value-type="string" calcext:value-type="string">
            <text:p>Calcular os box-plot para cada variavel no mesmo graficao (se aplicavel): identificar outlier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5" table:visibility="filter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Data Analysis</text:p>
          </table:table-cell>
          <table:table-cell table:style-name="ce1" office:value-type="string" calcext:value-type="string">
            <text:p>Montar a scatter-matrix dos dados</text:p>
          </table:table-cell>
          <table:table-cell table:style-name="ce1" office:value-type="string" calcext:value-type="string">
            <text:p>Plot-scatter para cada variavel (pandas)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eito</text:p>
          </table:table-cell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5">
          <table:table-cell table:style-name="ce1" office:value-type="float" office:value="12" calcext:value-type="float">
            <text:p>12</text:p>
          </table:table-cell>
          <table:table-cell table:style-name="ce4" office:value-type="string" calcext:value-type="string">
            <text:p>Data Analysis</text:p>
          </table:table-cell>
          <table:table-cell table:style-name="ce7" office:value-type="string" calcext:value-type="string">
            <text:p>Implementar normalizacao por MinMax</text:p>
          </table:table-cell>
          <table:table-cell table:style-name="ce7" office:value-type="string" calcext:value-type="string">
            <text:p>Reefetuar as analises com a normalizacao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4" office:value-type="string" calcext:value-type="string">
            <text:p>Dados preparados no ambiente</text:p>
          </table:table-cell>
          <table:table-cell table:style-name="ce4" office:value-type="string" calcext:value-type="string">
            <text:p>Notebook fazendo a avaliação</text:p>
          </table:table-cell>
          <table:table-cell table:style-name="ce11" table:number-columns-repeated="1016"/>
        </table:table-row>
        <table:table-row table:style-name="ro5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Data Analysis</text:p>
          </table:table-cell>
          <table:table-cell table:style-name="ce1" office:value-type="string" calcext:value-type="string">
            <text:p>Implementar normalizacao por Standard Scaler</text:p>
          </table:table-cell>
          <table:table-cell table:style-name="ce1" office:value-type="string" calcext:value-type="string">
            <text:p>Reefetuar as analises com a normalizacao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3" office:value-type="string" calcext:value-type="string">
            <text:p>Dados preparados no ambiente</text:p>
          </table:table-cell>
          <table:table-cell table:style-name="ce3" office:value-type="string" calcext:value-type="string">
            <text:p>Notebook fazendo a avaliação</text:p>
          </table:table-cell>
          <table:table-cell table:number-columns-repeated="1016"/>
        </table:table-row>
        <table:table-row table:style-name="ro5">
          <table:table-cell table:style-name="ce1" office:value-type="float" office:value="14" calcext:value-type="float">
            <text:p>14</text:p>
          </table:table-cell>
          <table:table-cell table:style-name="ce5" office:value-type="string" calcext:value-type="string">
            <text:p>Data Analysis</text:p>
          </table:table-cell>
          <table:table-cell table:style-name="ce8" office:value-type="string" calcext:value-type="string">
            <text:p>Implementar normalizacao por log</text:p>
          </table:table-cell>
          <table:table-cell table:style-name="ce8" office:value-type="string" calcext:value-type="string">
            <text:p>Reefetuar as analises com a normalizacao (onde aplicavel)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5" office:value-type="string" calcext:value-type="string">
            <text:p>Dados preparados no ambiente</text:p>
          </table:table-cell>
          <table:table-cell table:style-name="ce5" office:value-type="string" calcext:value-type="string">
            <text:p>Notebook fazendo a avaliação</text:p>
          </table:table-cell>
          <table:table-cell table:style-name="ce12" table:number-columns-repeated="1016"/>
        </table:table-row>
        <table:table-row table:style-name="ro6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Trienamento de modelo de regressao logistica (vinho), ou linear (airbnb)</text:p>
          </table:table-cell>
          <table:table-cell table:style-name="ce1" office:value-type="string" calcext:value-type="string">
            <text:p>Utilizar a base de dados normalizada para treinar um modelo de regressao logistica utilizando o sklearn.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Normalizador desenvolvido no ambiente</text:p>
          </table:table-cell>
          <table:table-cell table:style-name="ce1" office:value-type="string" calcext:value-type="string">
            <text:p>1) Criação de notebook Code/Model/modelagem_preliminar.ipynb</text:p>
            <text:p>2) Comando carregando a base processada</text:p>
            <text:p>3) Comando para selecionar os dados que serao utilizados</text:p>
            <text:p>4) Comando para normalizacao dos dados</text:p>
            <text:p>5) Comando para ajuste dos dados para o treinamento</text:p>
            <text:p>6) Comando para o treinamento do modelo</text:p>
          </table:table-cell>
          <table:table-cell table:number-columns-repeated="1016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plicar o modelo treinado no conjunto de dados</text:p>
          </table:table-cell>
          <table:table-cell table:style-name="ce1" office:value-type="string" calcext:value-type="string">
            <text:p>Aplicar o modelo treinado aos dados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Modelo treinado</text:p>
          </table:table-cell>
          <table:table-cell table:style-name="ce1" office:value-type="string" calcext:value-type="string">
            <text:p>1) Comando para gerar a estimativa dos modelos treinados</text:p>
            <text:p>2) Comando para visualizar a distribuicao das estimativas do modelo utilizando o seaborn</text:p>
          </table:table-cell>
          <table:table-cell table:number-columns-repeated="1016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Calcular o conjunto de metricas do modelo</text:p>
          </table:table-cell>
          <table:table-cell table:style-name="ce1" office:value-type="string" calcext:value-type="string">
            <text:p>Utilizar o sklearn.metrics para o calculo das metricas de desempenho de cada problema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Modelo treinado</text:p>
          </table:table-cell>
          <table:table-cell table:style-name="ce1" office:value-type="string" calcext:value-type="string">
            <text:p>1) Comando para calcular as metricas de desempenho utilizando as estimativas do modelo</text:p>
            <text:p>2) Comando para colocar todas as metricas calculadas numa tabela do pandas.</text:p>
          </table:table-cell>
          <table:table-cell table:number-columns-repeated="1016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Documentacao</text:p>
          </table:table-cell>
          <table:table-cell table:style-name="ce1" office:value-type="string" calcext:value-type="string">
            <text:p>Documentar os primeiros resultados do modelo</text:p>
          </table:table-cell>
          <table:table-cell table:style-name="ce1" office:value-type="string" calcext:value-type="string">
            <text:p>Atualizar a documentacao da carta do projeto com os resultados preliminares da modelagem.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Modelo treinado</text:p>
          </table:table-cell>
          <table:table-cell table:style-name="ce1" office:value-type="string" calcext:value-type="string">
            <text:p>1) Adicionar à carta do projeto os comentários sobre os resultados testados até aqui</text:p>
          </table:table-cell>
          <table:table-cell table:number-columns-repeated="1016"/>
        </table:table-row>
        <table:table-row table:style-name="ro7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plicar validacao cruzada no modelo</text:p>
          </table:table-cell>
          <table:table-cell table:style-name="ce1" office:value-type="string" calcext:value-type="string">
            <text:p>Utilizar validacao cruzada para estimar o modelo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lonar notebook anterior para Code/Model/modelagem_cv.ipynb</text:p>
            <text:p>2) Ajustar comando de treinamento do modelo</text:p>
            <text:p>3) Comando para visualizar as curvas de aprendizado dos modelos</text:p>
          </table:table-cell>
          <table:table-cell table:number-columns-repeated="1016"/>
        </table:table-row>
        <table:table-row table:style-name="ro6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modelo com validacao cruzada</text:p>
          </table:table-cell>
          <table:table-cell table:style-name="ce1" office:value-type="string" calcext:value-type="string">
            <text:p>Estimar o desempenho do modelo com validacao cruzada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omando para colocar em tabela o resultado do treinamento de cada set de validacao cruzada</text:p>
            <text:p>2) Comando para calcular as metricas de desempenho</text:p>
            <text:p>3) Comando para visualizacao das métricas em tabela pandas</text:p>
            <text:p>4) Atualizar a curva ROC com os resultados do modelo com validacao cruzadas</text:p>
          </table:table-cell>
          <table:table-cell table:number-columns-repeated="1016"/>
        </table:table-row>
        <table:table-row table:style-name="ro4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plicar o modelo treinado no conjunto de treino e teste, separadamente.</text:p>
          </table:table-cell>
          <table:table-cell table:style-name="ce1" office:value-type="string" calcext:value-type="string">
            <text:p>Aplicar o modelo treinado para os dados do conjunto de treino e do conjunto de teste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omando para estimar a resposta do modelo para o conjunto de treino</text:p>
            <text:p>2) Comando para estimar a resposta do modelo para o conjunto de teste</text:p>
            <text:p>3) Comando para o grafico das distribuicoes da estimativa do modelo para o conjunto de treino e teste</text:p>
          </table:table-cell>
          <table:table-cell table:number-columns-repeated="1016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conjunto de treino e teste</text:p>
          </table:table-cell>
          <table:table-cell table:style-name="ce1" office:value-type="string" calcext:value-type="string">
            <text:p>Utilizar o resultado do modelo para calcular o conjunto de metricas nos grupos de treino e teste separadamente 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omando para estimar as metricas utilizadas no grupo de treino e teste</text:p>
            <text:p>2) Comando para colocar todas as metricas calculadas numa tabela pandas </text:p>
          </table:table-cell>
          <table:table-cell table:number-columns-repeated="1016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Documentacao</text:p>
          </table:table-cell>
          <table:table-cell table:style-name="ce1" office:value-type="string" calcext:value-type="string">
            <text:p>Documentacao do racional do projeto</text:p>
          </table:table-cell>
          <table:table-cell table:style-name="ce1" office:value-type="string" calcext:value-type="string">
            <text:p>Atualizar a documentacao da carta do projeto com as modelagens desenvolvidas e os resultados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riar o arquivo Docs/Model/Charter.md</text:p>
            <text:p>2) Documentar no arquivo os detalhes das etapas da modelagem realizadas</text:p>
            <text:p>3) Documentar os primeiros resultados</text:p>
          </table:table-cell>
          <table:table-cell table:number-columns-repeated="1016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Treinar um modelo de arvore de decisao</text:p>
          </table:table-cell>
          <table:table-cell table:style-name="ce1" office:value-type="string" calcext:value-type="string">
            <text:p>Utilizar a base de treino para treinar o modelo de arvore de decisao do sklearn.tree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lonar o notebook anterior para Code/Model/modelagem_cv_grid_arvore.ipynb</text:p>
            <text:p>2) Comando para criar o modelo de arvore de decisao treinado com o conjunto de treino;</text:p>
          </table:table-cell>
          <table:table-cell table:number-columns-repeated="1016"/>
        </table:table-row>
        <table:table-row table:style-name="ro8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o modelo de arvore de decisao</text:p>
          </table:table-cell>
          <table:table-cell table:style-name="ce1" office:value-type="string" calcext:value-type="string">
            <text:p>Utilizar o conjunto de treino e teste para avaliar o modelo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omando para estimar a resposta do modelo para o conjunto de treino e teste;</text:p>
            <text:p>2) Comando para mostrar a distribuicao da estimativa do modelo para o conjunto de treino e teste;</text:p>
            <text:p>3) Comando para visualização da árvore usando o GraphViz</text:p>
            <text:p>4) Adicionar as metrica de desempenho da árvore na tabela de desempenho</text:p>
            <text:p>5) Criar as curvas de aprendizado para o modelo de árvore</text:p>
            <text:p>6) Criar as curvas de sensibilidade dos parâmetros da árvore</text:p>
          </table:table-cell>
          <table:table-cell table:number-columns-repeated="1016"/>
        </table:table-row>
        <table:table-row table:style-name="ro6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plicar Grid Search nos parametros dos modelos</text:p>
          </table:table-cell>
          <table:table-cell table:style-name="ce1" office:value-type="string" calcext:value-type="string">
            <text:p>Utilizar o grid search do sklearn para estimar os melhores parametros para os modelos.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lonar o notebook anterior para Code/Model/modelagem_cv_grid.ipynb</text:p>
            <text:p>2) Comando para criar o grid-search</text:p>
            <text:p>3) Comando para colocar em tabela pandas o resultado de diferentes parametros</text:p>
            <text:p>4) Comando para analisar a sensibilidade aos parâmetros do modelo</text:p>
          </table:table-cell>
          <table:table-cell table:number-columns-repeated="1016"/>
        </table:table-row>
        <table:table-row table:style-name="ro6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os modelos ajustados com grid-search</text:p>
          </table:table-cell>
          <table:table-cell table:style-name="ce1" office:value-type="string" calcext:value-type="string">
            <text:p>Estimar as metricas de desempenho para os resultados do grid-search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omando para calcular o conjunto de metricas dos diferentes modelos</text:p>
            <text:p>2) Comando para colocar em tabela todos os resultados</text:p>
            <text:p>3) Comando para calculo e visualizacao das curvas ROC de todos os modelos para o conjunto de teste</text:p>
            <text:p>4) Comando para colocar em tabela pandas os parametros escolhidos pelo grid-search</text:p>
          </table:table-cell>
          <table:table-cell table:number-columns-repeated="1016"/>
        </table:table-row>
        <table:table-row table:style-name="ro3" table:visibility="filter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Treinar um modelo SGD</text:p>
          </table:table-cell>
          <table:table-cell table:style-name="ce1" office:value-type="string" calcext:value-type="string">
            <text:p>Utilizar o sklearn o treinamento do modelo SGD utilizando os dados do conjunto de trein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omando para treinar o modelo SGD utilizando o conjunto de treino</text:p>
            <text:p>2) Repetir as analises feitas para os outros algoritmos</text:p>
          </table:table-cell>
          <table:table-cell table:number-columns-repeated="1016"/>
        </table:table-row>
        <table:table-row table:style-name="ro6" table:visibility="filter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o modelo de SGD</text:p>
          </table:table-cell>
          <table:table-cell table:style-name="ce1" office:value-type="string" calcext:value-type="string">
            <text:p>Utilizar o conjunto de treino e teste para avaliar o model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omando para estimar a resposta do modelo para os conjuntos de treino e teste;</text:p>
            <text:p>2) Comando para calcular as metricas e colucar numa tabela pandas</text:p>
            <text:p>3) Comando para visualizar a distribuição da resposta do modelo para conjunto de treino e teste</text:p>
            <text:p>4) Adicionar as metricas do SGD à tabela de desempenho</text:p>
          </table:table-cell>
          <table:table-cell table:number-columns-repeated="1016"/>
        </table:table-row>
        <table:table-row table:style-name="ro3" table:visibility="filter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Treinar um modelo de kNN</text:p>
          </table:table-cell>
          <table:table-cell table:style-name="ce1" office:value-type="string" calcext:value-type="string">
            <text:p>Utilisar os dados do conjunto de treino para ajustar o modelo de kNN.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3" office:value-type="string" calcext:value-type="string">
            <text:p>1) Comando para treinar o modelo kNN</text:p>
          </table:table-cell>
          <table:table-cell table:number-columns-repeated="1016"/>
        </table:table-row>
        <table:table-row table:style-name="ro6" table:visibility="filter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o modelo kNN</text:p>
          </table:table-cell>
          <table:table-cell table:style-name="ce1" office:value-type="string" calcext:value-type="string">
            <text:p>Utilizar o conjunto de treino e teste para avaliar o model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omando para calcular as estimativas do modelo para os conjuntos</text:p>
            <text:p>2) Comando para calcular as metricas de desempenho para os conjuntos</text:p>
            <text:p>3) Comando para colocar as metricas numa tabela pandas</text:p>
            <text:p>4) Comando para visualizar a distribuicao da resposta do modelo para os conjuntos</text:p>
          </table:table-cell>
          <table:table-cell table:number-columns-repeated="1016"/>
        </table:table-row>
        <table:table-row table:style-name="ro3" table:visibility="filter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Treinar um modelo de SVM</text:p>
          </table:table-cell>
          <table:table-cell table:style-name="ce1" office:value-type="string" calcext:value-type="string">
            <text:p>Utilisar os dados do conjunto de treino para ajustar o modelo de SVM.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3" office:value-type="string" calcext:value-type="string">
            <text:p>1) Comando para treinar o modelo SVM</text:p>
          </table:table-cell>
          <table:table-cell table:number-columns-repeated="1016"/>
        </table:table-row>
        <table:table-row table:style-name="ro6" table:visibility="filter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o modelo SVM</text:p>
          </table:table-cell>
          <table:table-cell table:style-name="ce1" office:value-type="string" calcext:value-type="string">
            <text:p>Utilizar o conjunto de treino e teste para avaliar o model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omando para calcular as estimativas do modelo para os conjuntos</text:p>
            <text:p>2) Comando para calcular as metricas de desempenho para os conjuntos</text:p>
            <text:p>3) Comando para colocar as metricas numa tabela pandas</text:p>
            <text:p>4) Comando para visualizar a distribuicao da resposta do modelo para os conjuntos</text:p>
          </table:table-cell>
          <table:table-cell table:number-columns-repeated="1016"/>
        </table:table-row>
        <table:table-row table:style-name="ro3" table:visibility="filter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r os modelos pela curva ROC</text:p>
          </table:table-cell>
          <table:table-cell table:style-name="ce1" office:value-type="string" calcext:value-type="string">
            <text:p>Utilizar o conjunto de teste para calculo da curva ROC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omando para calcular a curva ROC do conjunto de teste de cada modelo</text:p>
            <text:p>2) Comando para visualizar a curva ROC de todos os modelos</text:p>
          </table:table-cell>
          <table:table-cell table:number-columns-repeated="1016"/>
        </table:table-row>
        <table:table-row table:style-name="ro5" table:visibility="filter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plicar os modelos de ensemble</text:p>
          </table:table-cell>
          <table:table-cell table:style-name="ce1" office:value-type="string" calcext:value-type="string">
            <text:p>Utilizar os modelos de RandomForest, ExtraTrees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/>
          <table:table-cell table:number-columns-repeated="1016"/>
        </table:table-row>
        <table:table-row table:style-name="ro3" table:visibility="filter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Criacao de modelo por AutoML</text:p>
          </table:table-cell>
          <table:table-cell table:style-name="ce1" office:value-type="string" calcext:value-type="string">
            <text:p>Utilizar o automl do sklearn para automaticamente treinar os modelos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lonar notebook anterior para Code/Model/modelagem_automl.ipynb</text:p>
            <text:p>2) Alterar o notebook para utilizar o automl</text:p>
          </table:table-cell>
          <table:table-cell table:number-columns-repeated="1016"/>
        </table:table-row>
        <table:table-row table:style-name="ro4" table:visibility="filter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valiacao do modelo por AutoML</text:p>
          </table:table-cell>
          <table:table-cell table:style-name="ce1" office:value-type="string" calcext:value-type="string">
            <text:p>Explorar o resultado to automl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omando para visualizar em tabela do pandas os resultados de todos os modelos</text:p>
            <text:p>2) Comando para visualizar os resultaos de todos os modelos como um grafico de barras horizontais</text:p>
            <text:p>3) Atualizar resultados de metricas</text:p>
            <text:p>4) Atualizar resultados das curvas de desempenho</text:p>
          </table:table-cell>
          <table:table-cell table:number-columns-repeated="1016"/>
        </table:table-row>
        <table:table-row table:style-name="ro7" table:visibility="filter">
          <table:table-cell table:style-name="ce1" office:value-type="float" office:value="38" calcext:value-type="float">
            <text:p>38</text:p>
          </table:table-cell>
          <table:table-cell table:style-name="ce6" office:value-type="string" calcext:value-type="string">
            <text:p>Modelagem</text:p>
          </table:table-cell>
          <table:table-cell table:style-name="ce9" office:value-type="string" calcext:value-type="string">
            <text:p>Ajustar codigos para salvar os modelos</text:p>
          </table:table-cell>
          <table:table-cell table:style-name="ce9" office:value-type="string" calcext:value-type="string">
            <text:p>Salvar o modelo utilizando a biblioteca sklearn.externals.joblib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6"/>
          <table:table-cell table:style-name="ce9" office:value-type="string" calcext:value-type="string">
            <text:p>1) Clonar notebook anterior para Code/Model/modelagem_final.ipynb</text:p>
            <text:p>2) Ajustar notebook para utilizar o resultado com ou sem PCA</text:p>
            <text:p>3) Comando para exportar o modelo para Data/Model/modelo_final.jbl</text:p>
          </table:table-cell>
          <table:table-cell table:style-name="ce13" table:number-columns-repeated="1016"/>
        </table:table-row>
        <table:table-row table:style-name="ro7" table:visibility="filter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Codigo para escoragem de uma nova base de dados</text:p>
          </table:table-cell>
          <table:table-cell table:style-name="ce1" office:value-type="string" calcext:value-type="string">
            <text:p>Criar notebook para utilizar os modelos ja salvos e aplicar a uma nova base de dados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/>
          <table:table-cell table:style-name="ce1" office:value-type="string" calcext:value-type="string">
            <text:p>1) Clonar o notebook anterior para Code/Model/escoragem_modelo.ipynb</text:p>
            <text:p>2) Comando para leitura do modelo final</text:p>
            <text:p>3) Ajuste do notebook para fazer a escoragem utilizando o novo modelo</text:p>
          </table:table-cell>
          <table:table-cell table:number-columns-repeated="1016"/>
        </table:table-row>
        <table:table-row table:style-name="ro4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plicar o método de PCA como pré-processamento</text:p>
          </table:table-cell>
          <table:table-cell table:style-name="ce1" office:value-type="string" calcext:value-type="string">
            <text:p>Estimar os componentes principais dos dados de treinamento.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lonar notebook anterior para Code/Model/modelagem_pca.ipynb</text:p>
            <text:p>2) Adicionar comando para a estimacao dos componentes principais apos a normalizacao dos dados</text:p>
            <text:p>3) Comando para aplicar os componentes principais nos dados de treino e teste</text:p>
          </table:table-cell>
          <table:table-cell table:number-columns-repeated="1016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Escolher a quantidade de componentes principais</text:p>
          </table:table-cell>
          <table:table-cell table:style-name="ce1" office:value-type="string" calcext:value-type="string">
            <text:p>Estimar a quantidade de componentes principais utilizados na modelagem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omando para visualizacao da curva de carga dos componentes</text:p>
            <text:p>2) Comando para filtrar os componentes principais relevantes</text:p>
          </table:table-cell>
          <table:table-cell table:number-columns-repeated="1016"/>
        </table:table-row>
        <table:table-row table:style-name="ro8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Modelagem considerando o pré-processamento por PCA</text:p>
          </table:table-cell>
          <table:table-cell table:style-name="ce1" office:value-type="string" calcext:value-type="string">
            <text:p>Treinar o modelo apos a transformacao pela PCA, calculando as metricas desempenho para conjunto de treino e teste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omando para treinamento do modelo apos o pré-processamento</text:p>
            <text:p>2) Comando para calcular as estimativas do modelo para treino/teste</text:p>
            <text:p>3) Comando para visualizar as metricas em tabela pandas</text:p>
            <text:p>4) Comando para visualizar as distribuicoes da saida do modelo</text:p>
            <text:p>5) Comando para visualizar a curva ROC dos modelos para o conjunto de teste</text:p>
          </table:table-cell>
          <table:table-cell table:number-columns-repeated="1016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Modelagem</text:p>
          </table:table-cell>
          <table:table-cell table:style-name="ce1" office:value-type="string" calcext:value-type="string">
            <text:p>Aplicar o FastICA nas amostras de dados</text:p>
          </table:table-cell>
          <table:table-cell table:style-name="ce1" office:value-type="string" calcext:value-type="string">
            <text:p>Estimar os componentes independentes dos dados utilizando o conjunto de treino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string" calcext:value-type="string">
            <text:p>1) Clonar o notebook anterior para Code/Model/modelagem_fastica.ipynb</text:p>
            <text:p>2) Atualizar o notebook para aplicar o fastICA no lugar da PCA</text:p>
            <text:p>3) Atualizar os resultados</text:p>
          </table:table-cell>
          <table:table-cell table:number-columns-repeated="1016"/>
        </table:table-row>
        <table:table-row table:style-name="ro1" table:visibility="filter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Análise Pós-Modelagem</text:p>
          </table:table-cell>
          <table:table-cell table:style-name="ce1" office:value-type="string" calcext:value-type="string">
            <text:p>Visualizaco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Análise Pós-Modelagem</text:p>
          </table:table-cell>
          <table:table-cell table:style-name="ce1" office:value-type="string" calcext:value-type="string">
            <text:p>Avaliacao de featur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Análise Pós-Modelagem</text:p>
          </table:table-cell>
          <table:table-cell table:style-name="ce1" office:value-type="string" calcext:value-type="string">
            <text:p>Criacao de novas Features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Análise Pós-Modelagem</text:p>
          </table:table-cell>
          <table:table-cell table:style-name="ce1" office:value-type="string" calcext:value-type="string">
            <text:p>Analise dos resultado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Operação</text:p>
          </table:table-cell>
          <table:table-cell table:style-name="ce1" office:value-type="string" calcext:value-type="string">
            <text:p>Escoragem/Operacao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Operação</text:p>
          </table:table-cell>
          <table:table-cell table:style-name="ce1" office:value-type="string" calcext:value-type="string">
            <text:p>Monitoramento do modelo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Operação</text:p>
          </table:table-cell>
          <table:table-cell table:style-name="ce1" office:value-type="string" calcext:value-type="string">
            <text:p>Relatorios e Dashboard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Operação</text:p>
          </table:table-cell>
          <table:table-cell table:style-name="ce1" office:value-type="string" calcext:value-type="string">
            <text:p>Testes finais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1" table:visibility="filter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Sprint Review</text:p>
          </table:table-cell>
          <table:table-cell table:style-name="ce1" office:value-type="string" calcext:value-type="string">
            <text:p>Apresentacao dos resultados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Table1" table:target-range-address="Sheet1.A1:Sheet1.H53" table:display-filter-buttons="true">
          <table:filter>
            <table:filter-and>
              <table:filter-condition table:field-number="4" table:value="4" table:operator="=">
                <table:filter-set-item table:value="4"/>
                <table:filter-set-item table:value="5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iago Ciodaro</meta:initial-creator>
    <meta:creation-date>2020-05-05T19:46:39</meta:creation-date>
    <dc:date>2020-05-31T21:40:58.627009166</dc:date>
    <meta:generator>LibreOffice/6.4.2.2$Linux_X86_64 LibreOffice_project/40$Build-2</meta:generator>
    <meta:editing-duration>PT1M41S</meta:editing-duration>
    <meta:editing-cycles>1</meta:editing-cycles>
    <meta:document-statistic meta:table-count="1" meta:cell-count="3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